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1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9.694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8.251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7.597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7.243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8.333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1.388cm"/>
    </style:style>
    <style:style style:name="co18" style:family="table-column">
      <style:table-column-properties fo:break-before="auto" style:column-width="8.08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10.866cm"/>
    </style:style>
    <style:style style:name="co21" style:family="table-column">
      <style:table-column-properties fo:break-before="auto" style:column-width="1.36cm"/>
    </style:style>
    <style:style style:name="co22" style:family="table-column">
      <style:table-column-properties fo:break-before="auto" style:column-width="10.6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m3dl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Farnell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RS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7"/>
          <table:table-cell table:number-columns-repeated="1016"/>
        </table:table-row>
        <table:table-row table:style-name="ro2">
          <table:table-cell/>
          <table:table-cell table:style-name="ce4" office:value-type="float" office:value="2502395" calcext:value-type="float">
            <text:p>250239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100R R_0603</text:p>
          </table:table-cell>
          <table:table-cell table:style-name="ce6" office:value-type="string" calcext:value-type="string">
            <text:p>279-928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Connector_Molex_PicoBlade_53048-0410</text:p>
          </table:table-cell>
          <table:table-cell table:style-name="ce7"/>
          <table:table-cell table:number-columns-repeated="1016"/>
        </table:table-row>
        <table:table-row table:style-name="ro2">
          <table:table-cell/>
          <table:table-cell table:style-name="ce4" office:value-type="float" office:value="2064363" calcext:value-type="float">
            <text:p>206436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STM32F405RxTx LQFP-64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496930" calcext:value-type="float">
            <text:p>249693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4u7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309035" calcext:value-type="float">
            <text:p>230903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x 10p C_0603</text:p>
          </table:table-cell>
          <table:table-cell table:style-name="ce5" office:value-type="string" calcext:value-type="string">
            <text:p>Digikey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4" office:value-type="float" office:value="2506952" calcext:value-type="float">
            <text:p>250695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26MHz XTAL-20x16</text:p>
          </table:table-cell>
          <table:table-cell table:style-name="ce6" office:value-type="string" calcext:value-type="string">
            <text:p>LTC2983ILX#PBF-ND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LTC2983 LQFP-48</text:p>
          </table:table-cell>
          <table:table-cell table:style-name="ce7" table:number-columns-repeated="4"/>
          <table:table-cell table:number-columns-repeated="1013"/>
        </table:table-row>
        <table:table-row table:style-name="ro4">
          <table:table-cell/>
          <table:table-cell table:style-name="ce4" office:value-type="float" office:value="2309108" calcext:value-type="float">
            <text:p>2309108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4x 1k 0603-L</text:p>
          </table:table-cell>
          <table:table-cell table:style-name="ce6" office:value-type="string" calcext:value-type="string">
            <text:p>WM17007-ND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TEMP2-8 Connector_Molex_Pic</text:p>
          </table:table-cell>
          <table:table-cell table:style-name="ce7"/>
          <table:table-cell table:number-columns-repeated="1016"/>
        </table:table-row>
        <table:table-row table:style-name="ro2">
          <table:table-cell/>
          <table:table-cell table:style-name="ce4" office:value-type="float" office:value="2290328" calcext:value-type="float">
            <text:p>229032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x LED 0603-LED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1797012" calcext:value-type="float">
            <text:p>1797012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x 2u2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448755" calcext:value-type="float">
            <text:p>244875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MCP2562 DFN-8-EP-MICROCHIP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9238689" calcext:value-type="float">
            <text:p>923868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5x 47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1010"/>
        </table:table-row>
        <table:table-row table:style-name="ro2">
          <table:table-cell/>
          <table:table-cell table:style-name="ce4" office:value-type="float" office:value="2358234" calcext:value-type="float">
            <text:p>235823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MICROSD MICROSD_MOLEX_50339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496834" calcext:value-type="float">
            <text:p>2496834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9x 100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2290329" calcext:value-type="float">
            <text:p>229032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LED 0603-LED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float" office:value="1125374" calcext:value-type="float">
            <text:p>112537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USB Connector_Molex_PicoBla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"/>
          <table:table-cell table:style-name="ce7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float" office:value="1865556" calcext:value-type="float">
            <text:p>1865556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u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"/>
          <table:table-cell table:style-name="ce7" table:number-columns-repeated="3"/>
          <table:table-cell table:number-columns-repeated="1004"/>
        </table:table-row>
        <table:table-row table:style-name="ro2">
          <table:table-cell/>
          <table:table-cell table:style-name="ce4" office:value-type="float" office:value="1830753" calcext:value-type="float">
            <text:p>183075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x North South S08B-PASK-2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2"/>
          <table:table-cell table:style-name="ce7" table:number-columns-repeated="3"/>
          <table:table-cell table:number-columns-repeated="1001"/>
        </table:table-row>
        <table:table-row table:style-name="ro2">
          <table:table-cell/>
          <table:table-cell table:style-name="ce4" office:value-type="float" office:value="2368169" calcext:value-type="float">
            <text:p>2368169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9x ESD_DIODE 0402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5"/>
          <table:table-cell table:style-name="ce7" table:number-columns-repeated="3"/>
          <table:table-cell table:number-columns-repeated="998"/>
        </table:table-row>
        <table:table-row table:style-name="ro2">
          <table:table-cell/>
          <table:table-cell table:style-name="ce4" office:value-type="float" office:value="1830737" calcext:value-type="float">
            <text:p>183073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USB B04B-PASK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8"/>
          <table:table-cell table:style-name="ce7" table:number-columns-repeated="3"/>
          <table:table-cell table:number-columns-repeated="995"/>
        </table:table-row>
        <table:table-row table:style-name="ro2">
          <table:table-cell/>
          <table:table-cell table:style-name="ce4" office:value-type="float" office:value="1830734" calcext:value-type="float">
            <text:p>1830734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8x PWR CHG PYRO1 PYRO3 PYRO2 P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21"/>
          <table:table-cell table:style-name="ce7" table:number-columns-repeated="3"/>
          <table:table-cell table:number-columns-repeated="992"/>
        </table:table-row>
        <table:table-row table:style-name="ro2">
          <table:table-cell/>
          <table:table-cell table:style-name="ce4" office:value-type="float" office:value="9238603" calcext:value-type="float">
            <text:p>923860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x 10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24"/>
          <table:table-cell table:style-name="ce7" table:number-columns-repeated="3"/>
          <table:table-cell table:number-columns-repeated="989"/>
        </table:table-row>
        <table:table-row table:style-name="ro2">
          <table:table-cell/>
          <table:table-cell table:style-name="ce4" office:value-type="float" office:value="9238379" calcext:value-type="float">
            <text:p>923837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120R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27"/>
          <table:table-cell table:style-name="ce7" table:number-columns-repeated="3"/>
          <table:table-cell table:number-columns-repeated="986"/>
        </table:table-row>
        <table:table-row table:style-name="ro2">
          <table:table-cell/>
          <table:table-cell table:style-name="ce4" office:value-type="float" office:value="2059366" calcext:value-type="float">
            <text:p>20593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5x 3.74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0"/>
          <table:table-cell table:style-name="ce7" table:number-columns-repeated="3"/>
          <table:table-cell table:number-columns-repeated="983"/>
        </table:table-row>
        <table:table-row table:style-name="ro2">
          <table:table-cell/>
          <table:table-cell table:style-name="ce4" office:value-type="float" office:value="2496771" calcext:value-type="float">
            <text:p>249677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00n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3"/>
          <table:table-cell table:style-name="ce7" table:number-columns-repeated="3"/>
          <table:table-cell table:number-columns-repeated="980"/>
        </table:table-row>
        <table:table-row table:style-name="ro2">
          <table:table-cell/>
          <table:table-cell table:style-name="ce4" office:value-type="float" office:value="2502502" calcext:value-type="float">
            <text:p>250250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10k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6"/>
          <table:table-cell table:style-name="ce7" table:number-columns-repeated="3"/>
          <table:table-cell table:number-columns-repeated="977"/>
        </table:table-row>
        <table:table-row table:style-name="ro2">
          <table:table-cell/>
          <table:table-cell table:style-name="ce4" office:value-type="float" office:value="2346884" calcext:value-type="float">
            <text:p>234688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2x 1u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39"/>
          <table:table-cell table:style-name="ce7" table:number-columns-repeated="3"/>
          <table:table-cell table:number-columns-repeated="974"/>
        </table:table-row>
        <table:table-row table:style-name="ro2">
          <table:table-cell/>
          <table:table-cell table:style-name="ce4" office:value-type="float" office:value="2072517" calcext:value-type="float">
            <text:p>207251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10k 0402-L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42"/>
          <table:table-cell table:style-name="ce7" table:number-columns-repeated="3"/>
          <table:table-cell table:number-columns-repeated="971"/>
        </table:table-row>
        <table:table-row table:style-name="ro2">
          <table:table-cell/>
          <table:table-cell table:style-name="ce4" office:value-type="float" office:value="9733108" calcext:value-type="float">
            <text:p>973310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PRESSURE Connector_Molex_Pi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45"/>
          <table:table-cell table:style-name="ce7" table:number-columns-repeated="3"/>
          <table:table-cell table:number-columns-repeated="968"/>
        </table:table-row>
        <table:table-row table:style-name="ro2">
          <table:table-cell/>
          <table:table-cell table:style-name="ce4" office:value-type="float" office:value="1813443" calcext:value-type="float">
            <text:p>181344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5x 1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48"/>
          <table:table-cell table:style-name="ce7" table:number-columns-repeated="3"/>
          <table:table-cell table:number-columns-repeated="965"/>
        </table:table-row>
        <table:table-row table:style-name="ro2">
          <table:table-cell/>
          <table:table-cell table:style-name="ce4" office:value-type="float" office:value="2464412" calcext:value-type="float">
            <text:p>246441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1x NCP380 DFN-6-EP-ONSEMI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51"/>
          <table:table-cell table:style-name="ce7" table:number-columns-repeated="3"/>
          <table:table-cell table:number-columns-repeated="962"/>
        </table:table-row>
        <table:table-row table:style-name="ro2">
          <table:table-cell/>
          <table:table-cell table:style-name="ce4" office:value-type="float" office:value="1773476" calcext:value-type="float">
            <text:p>177347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D SOD-12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54"/>
          <table:table-cell table:style-name="ce7" table:number-columns-repeated="3"/>
          <table:table-cell table:number-columns-repeated="959"/>
        </table:table-row>
        <table:table-row table:style-name="ro2">
          <table:table-cell/>
          <table:table-cell table:style-name="ce4" office:value-type="float" office:value="2211164" calcext:value-type="float">
            <text:p>221116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x 10u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57"/>
          <table:table-cell table:style-name="ce7" table:number-columns-repeated="3"/>
          <table:table-cell table:number-columns-repeated="956"/>
        </table:table-row>
        <table:table-row table:style-name="ro2">
          <table:table-cell/>
          <table:table-cell table:style-name="ce4" office:value-type="float" office:value="1012259" calcext:value-type="float">
            <text:p>101225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x TEMP1 TEMP9 Connector_Molex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0"/>
          <table:table-cell table:style-name="ce7" table:number-columns-repeated="3"/>
          <table:table-cell table:number-columns-repeated="953"/>
        </table:table-row>
        <table:table-row table:style-name="ro2">
          <table:table-cell/>
          <table:table-cell table:style-name="ce4" office:value-type="float" office:value="1657936" calcext:value-type="float">
            <text:p>165793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 10u 0805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3"/>
          <table:table-cell table:style-name="ce7" table:number-columns-repeated="3"/>
          <table:table-cell table:number-columns-repeated="950"/>
        </table:table-row>
        <table:table-row table:style-name="ro2">
          <table:table-cell/>
          <table:table-cell table:style-name="ce4" office:value-type="float" office:value="1865539" calcext:value-type="float">
            <text:p>1865539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6x 82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6"/>
          <table:table-cell table:style-name="ce7" table:number-columns-repeated="3"/>
          <table:table-cell table:number-columns-repeated="947"/>
        </table:table-row>
        <table:table-row table:style-name="ro2">
          <table:table-cell/>
          <table:table-cell table:style-name="ce4" office:value-type="float" office:value="1170763" calcext:value-type="float">
            <text:p>117076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562R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69"/>
          <table:table-cell table:style-name="ce7" table:number-columns-repeated="3"/>
          <table:table-cell table:number-columns-repeated="944"/>
        </table:table-row>
        <table:table-row table:style-name="ro2">
          <table:table-cell/>
          <table:table-cell table:style-name="ce4" office:value-type="float" office:value="1858055" calcext:value-type="float">
            <text:p>185805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AD8656 MSOP-8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72"/>
          <table:table-cell table:style-name="ce7" table:number-columns-repeated="3"/>
          <table:table-cell table:number-columns-repeated="941"/>
        </table:table-row>
        <table:table-row table:style-name="ro2">
          <table:table-cell/>
          <table:table-cell table:style-name="ce4" office:value-type="float" office:value="1170912" calcext:value-type="float">
            <text:p>117091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17.8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75"/>
          <table:table-cell table:style-name="ce7" table:number-columns-repeated="3"/>
          <table:table-cell table:number-columns-repeated="938"/>
        </table:table-row>
        <table:table-row table:style-name="ro2">
          <table:table-cell/>
          <table:table-cell table:style-name="ce4" office:value-type="float" office:value="1333254" calcext:value-type="float">
            <text:p>133325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AD8541 SC-70-5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78"/>
          <table:table-cell table:style-name="ce7" table:number-columns-repeated="3"/>
          <table:table-cell table:number-columns-repeated="935"/>
        </table:table-row>
        <table:table-row table:style-name="ro2">
          <table:table-cell/>
          <table:table-cell table:style-name="ce4" office:value-type="float" office:value="1457729" calcext:value-type="float">
            <text:p>145772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10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81"/>
          <table:table-cell table:style-name="ce7" table:number-columns-repeated="3"/>
          <table:table-cell table:number-columns-repeated="932"/>
        </table:table-row>
        <table:table-row table:style-name="ro2">
          <table:table-cell/>
          <table:table-cell table:style-name="ce4" office:value-type="float" office:value="2059339" calcext:value-type="float">
            <text:p>205933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1.69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84"/>
          <table:table-cell table:style-name="ce7" table:number-columns-repeated="3"/>
          <table:table-cell table:number-columns-repeated="929"/>
        </table:table-row>
        <table:table-row table:style-name="ro2">
          <table:table-cell/>
          <table:table-cell table:style-name="ce4" office:value-type="float" office:value="2462026" calcext:value-type="float">
            <text:p>2462026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AD8226 MSOP-8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87"/>
          <table:table-cell table:style-name="ce7" table:number-columns-repeated="3"/>
          <table:table-cell table:number-columns-repeated="926"/>
        </table:table-row>
        <table:table-row table:style-name="ro2">
          <table:table-cell/>
          <table:table-cell table:style-name="ce4" office:value-type="float" office:value="9331662" calcext:value-type="float">
            <text:p>933166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0R 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0"/>
          <table:table-cell table:style-name="ce7" table:number-columns-repeated="3"/>
          <table:table-cell table:number-columns-repeated="923"/>
        </table:table-row>
        <table:table-row table:style-name="ro2">
          <table:table-cell/>
          <table:table-cell table:style-name="ce4" office:value-type="float" office:value="2502447" calcext:value-type="float">
            <text:p>250244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330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3"/>
          <table:table-cell table:style-name="ce7" table:number-columns-repeated="3"/>
          <table:table-cell table:number-columns-repeated="920"/>
        </table:table-row>
        <table:table-row table:style-name="ro2">
          <table:table-cell/>
          <table:table-cell table:style-name="ce4" office:value-type="float" office:value="1697388" calcext:value-type="float">
            <text:p>1697388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6x 10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6"/>
          <table:table-cell table:style-name="ce7" table:number-columns-repeated="3"/>
          <table:table-cell table:number-columns-repeated="917"/>
        </table:table-row>
        <table:table-row table:style-name="ro2">
          <table:table-cell/>
          <table:table-cell table:style-name="ce4" office:value-type="float" office:value="1865464" calcext:value-type="float">
            <text:p>1865464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6x 8.2n C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99"/>
          <table:table-cell table:style-name="ce7" table:number-columns-repeated="3"/>
          <table:table-cell table:number-columns-repeated="914"/>
        </table:table-row>
        <table:table-row table:style-name="ro2">
          <table:table-cell/>
          <table:table-cell table:style-name="ce4" office:value-type="float" office:value="2059386" calcext:value-type="float">
            <text:p>2059386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3x 6.04K R_0603</text:p>
          </table:table-cell>
          <table:table-cell table:style-name="ce7"/>
          <table:table-cell table:style-name="ce8"/>
          <table:table-cell table:style-name="ce7" table:number-columns-repeated="2"/>
          <table:table-cell table:number-columns-repeated="102"/>
          <table:table-cell table:style-name="ce7" table:number-columns-repeated="3"/>
          <table:table-cell table:number-columns-repeated="911"/>
        </table:table-row>
        <table:table-row table:style-name="ro1">
          <table:table-cell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number-columns-repeated="105"/>
          <table:table-cell table:style-name="ce7" table:number-columns-repeated="3"/>
          <table:table-cell table:number-columns-repeated="908"/>
        </table:table-row>
        <table:table-row table:style-name="ro1">
          <table:table-cell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number-columns-repeated="2"/>
          <table:table-cell table:number-columns-repeated="108"/>
          <table:table-cell table:style-name="ce7" table:number-columns-repeated="3"/>
          <table:table-cell table:number-columns-repeated="905"/>
        </table:table-row>
        <table:table-row table:style-name="ro1" table:number-rows-repeated="28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Farnel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502395" calcext:value-type="float">
            <text:p>25023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100R R_060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64363" calcext:value-type="float">
            <text:p>20643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STM32F405RxTx LQFP-64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96930" calcext:value-type="float">
            <text:p>24969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4u7 C_060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09035" calcext:value-type="float">
            <text:p>23090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 10p C_060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506952" calcext:value-type="float">
            <text:p>25069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26MHz XTAL-20x1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09108" calcext:value-type="float">
            <text:p>230910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x 1k 0603-L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90328" calcext:value-type="float">
            <text:p>22903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 LED 0603-LED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97012" calcext:value-type="float">
            <text:p>17970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 2u2 C_060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48755" calcext:value-type="float">
            <text:p>24487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MCP2562 DFN-8-EP-MICROCHIP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238689" calcext:value-type="float">
            <text:p>923868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x 47K R_060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58234" calcext:value-type="float">
            <text:p>23582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MICROSD MICROSD_MOLEX_50339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96834" calcext:value-type="float">
            <text:p>24968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9x 100n C_060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90329" calcext:value-type="float">
            <text:p>22903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LED 0603-LED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25374" calcext:value-type="float">
            <text:p>11253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USB Connector_Molex_PicoBla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65556" calcext:value-type="float">
            <text:p>18655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1u C_0603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eakout" table:style-name="ta1">
        <table:table-column table:style-name="co1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20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Farnell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30753" calcext:value-type="float">
            <text:p>18307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 North South S08B-PASK-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68169" calcext:value-type="float">
            <text:p>23681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9x ESD_DIODE 0402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1020" table:default-cell-style-name="ce9"/>
        <table:table-row table:style-name="ro1">
          <table:table-cell/>
          <table:table-cell table:style-name="ce1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1"/>
          <table:table-cell table:style-name="ce10" office:value-type="string" calcext:value-type="string">
            <text:p>Farnell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502395" calcext:value-type="float">
            <text:p>25023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00R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30737" calcext:value-type="float">
            <text:p>18307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USB B04B-PASK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96930" calcext:value-type="float">
            <text:p>24969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4u7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09035" calcext:value-type="float">
            <text:p>23090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 10p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506952" calcext:value-type="float">
            <text:p>25069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26MHz XTAL-20x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09108" calcext:value-type="float">
            <text:p>23091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30734" calcext:value-type="float">
            <text:p>18307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x PWR CHG PYRO1 PYRO3 PYRO2 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797012" calcext:value-type="float">
            <text:p>17970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 2u2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68169" calcext:value-type="float">
            <text:p>236816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x ESD_DIODE 04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38603" calcext:value-type="float">
            <text:p>9238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0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48755" calcext:value-type="float">
            <text:p>24487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MCP2562 DFN-8-EP-MICROCHI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502463" calcext:value-type="float">
            <text:p>25024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4K7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38379" calcext:value-type="float">
            <text:p>92383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20R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064363" calcext:value-type="float">
            <text:p>20643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STM32F405RxTx LQFP-6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96834" calcext:value-type="float">
            <text:p>24968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x 100n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65556" calcext:value-type="float">
            <text:p>18655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u C_0603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sure" table:style-name="ta1">
        <table:table-column table:style-name="co1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1020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Farnell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059366" calcext:value-type="float">
            <text:p>20593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x 3.74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96771" calcext:value-type="float">
            <text:p>24967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00n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502502" calcext:value-type="float">
            <text:p>2502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10k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46884" calcext:value-type="float">
            <text:p>23468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 1u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68169" calcext:value-type="float">
            <text:p>236816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x ESD_DIODE 04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072517" calcext:value-type="float">
            <text:p>20725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10k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733108" calcext:value-type="float">
            <text:p>97331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PRESSURE Connector_Molex_P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13443" calcext:value-type="float">
            <text:p>18134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x 1n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64412" calcext:value-type="float">
            <text:p>24644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x NCP380 DFN-6-EP-ONSEMI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erature" table:style-name="ta1">
        <table:table-column table:style-name="co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1016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Farnel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Notes</text:p>
          </table:table-cell>
          <table:table-cell table:style-name="ce14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float" office:value="2059366" calcext:value-type="float">
            <text:p>205936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18x 3.74K R_0603</text:p>
          </table:table-cell>
          <table:table-cell table:style-name="ce8"/>
          <table:table-cell table:style-name="ce4" office:value-type="string" calcext:value-type="string">
            <text:p>LTC2983ILX#PBF-ND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LTC2983 LQFP-48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float" office:value="1773476" calcext:value-type="float">
            <text:p>17734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D SOD-123</text:p>
          </table:table-cell>
          <table:table-cell table:style-name="ce8"/>
          <table:table-cell table:style-name="ce4" office:value-type="string" calcext:value-type="string">
            <text:p>WM17007-ND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TEMP2-8 Connector_Molex_Pic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2211164" calcext:value-type="float">
            <text:p>22111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 10u C_0603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float" office:value="1012259" calcext:value-type="float">
            <text:p>10122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 TEMP1 TEMP9 Connector_Molex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float" office:value="9238603" calcext:value-type="float">
            <text:p>92386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10K R_0603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float" office:value="2496834" calcext:value-type="float">
            <text:p>24968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x 100n C_0603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float" office:value="1813443" calcext:value-type="float">
            <text:p>181344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9x 1n C_0603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float" office:value="1657936" calcext:value-type="float">
            <text:p>16579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10u 0805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float" office:value="1865556" calcext:value-type="float">
            <text:p>18655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x 1u C_0603</text:p>
          </table:table-cell>
          <table:table-cell table:style-name="ce8" table:number-columns-repeated="4"/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n 1-6" table:style-name="ta1">
        <table:table-column table:style-name="co1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Farnell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Notes</text:p>
          </table:table-cell>
          <table:table-cell/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059366" calcext:value-type="float">
            <text:p>205936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6x 3.74K R_0603</text:p>
          </table:table-cell>
          <table:table-cell/>
          <table:table-cell table:style-name="ce2" office:value-type="string" calcext:value-type="string">
            <text:p>279-92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nector_Molex_PicoBlade_53048-0410--J8J9J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865539" calcext:value-type="float">
            <text:p>18655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6x 82n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211164" calcext:value-type="float">
            <text:p>22111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x 10u 0603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170763" calcext:value-type="float">
            <text:p>117076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562R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58055" calcext:value-type="float">
            <text:p>18580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AD8656 MSOP-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68169" calcext:value-type="float">
            <text:p>236816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9x ESD_DIODE 04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072517" calcext:value-type="float">
            <text:p>20725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x 10k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170912" calcext:value-type="float">
            <text:p>11709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17.8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13443" calcext:value-type="float">
            <text:p>18134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6x 1n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333254" calcext:value-type="float">
            <text:p>133325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AD8541 SC-70-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457729" calcext:value-type="float">
            <text:p>14577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10n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96771" calcext:value-type="float">
            <text:p>24967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x 100n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96834" calcext:value-type="float">
            <text:p>24968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2x 100n 0603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059339" calcext:value-type="float">
            <text:p>20593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1.69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62026" calcext:value-type="float">
            <text:p>24620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AD8226 MSOP-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502502" calcext:value-type="float">
            <text:p>25025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x 110k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31662" calcext:value-type="float">
            <text:p>93316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0R 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502447" calcext:value-type="float">
            <text:p>250244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330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697388" calcext:value-type="float">
            <text:p>16973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6x 10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865464" calcext:value-type="float">
            <text:p>186546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6x 8.2n C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059386" calcext:value-type="float">
            <text:p>20593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x 6.04K R_0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346884" calcext:value-type="float">
            <text:p>23468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x 1u 0402-L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464412" calcext:value-type="float">
            <text:p>24644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x NCP380 DFN-6-EP-ONSEM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5:54:55.25787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00:20:49.471077995</meta:creation-date>
    <dc:date>2016-06-28T15:59:12.473474880</dc:date>
    <meta:editing-duration>PT49M42S</meta:editing-duration>
    <meta:editing-cycles>13</meta:editing-cycles>
    <meta:generator>LibreOffice/4.2.8.2$Linux_X86_64 LibreOffice_project/420m0$Build-2</meta:generator>
    <meta:document-statistic meta:table-count="7" meta:cell-count="411" meta:object-count="0"/>
  </office:meta>
</office:document-meta>
</file>